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style:font-face style:name="StarSymbol" svg:font-family="Star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language="ro" fo:country="RO"/>
    </style:style>
    <style:style style:name="P2" style:family="paragraph" style:parent-style-name="Standard">
      <style:text-properties fo:language="ro" fo:country="RO"/>
    </style:style>
    <style:style style:name="P3" style:family="paragraph" style:parent-style-name="Standard">
      <style:paragraph-properties fo:text-align="justify" style:justify-single-word="false"/>
      <style:text-properties fo:language="ro" fo:country="RO"/>
    </style:style>
    <style:style style:name="P4" style:family="paragraph" style:parent-style-name="Standard">
      <style:paragraph-properties fo:text-align="center" style:justify-single-word="false"/>
      <style:text-properties fo:font-size="18pt" fo:language="ro" fo:country="RO" style:font-size-asian="18pt" style:font-size-complex="18pt"/>
    </style:style>
    <style:style style:name="P5" style:family="paragraph" style:parent-style-name="Standard">
      <style:paragraph-properties fo:text-align="justify" style:justify-single-word="false"/>
    </style:style>
    <style:style style:name="P6" style:family="paragraph" style:parent-style-name="Heading_20_1">
      <style:paragraph-properties fo:text-align="justify" style:justify-single-word="false"/>
    </style:style>
    <style:style style:name="P7" style:family="paragraph" style:parent-style-name="Heading_20_1">
      <style:paragraph-properties fo:text-align="justify" style:justify-single-word="false" fo:break-before="page"/>
      <style:text-properties fo:language="ro" fo:country="RO"/>
    </style:style>
    <style:style style:name="P8" style:family="paragraph" style:parent-style-name="Normal" style:list-style-name="L2"/>
    <style:style style:name="P9" style:family="paragraph" style:parent-style-name="Standard" style:master-page-name="MP0">
      <style:paragraph-properties fo:text-align="center" style:justify-single-word="false" style:page-number="auto" fo:break-before="page"/>
      <style:text-properties fo:language="ro" fo:country="RO"/>
    </style:style>
    <style:style style:name="P10" style:family="paragraph" style:parent-style-name="Standard" style:list-style-name="L1">
      <style:paragraph-properties fo:text-align="justify" style:justify-single-word="false"/>
      <style:text-properties fo:language="ro" fo:country="RO"/>
    </style:style>
    <style:style style:name="P11" style:family="paragraph" style:parent-style-name="Standard" style:list-style-name="L3">
      <style:paragraph-properties fo:text-align="justify" style:justify-single-word="false"/>
      <style:text-properties fo:language="ro" fo:country="RO"/>
    </style:style>
    <style:style style:name="P12" style:family="paragraph" style:parent-style-name="Standard" style:list-style-name="L4">
      <style:paragraph-properties fo:text-align="justify" style:justify-single-word="false"/>
      <style:text-properties fo:language="ro" fo:country="RO"/>
    </style:style>
    <style:style style:name="P13" style:family="paragraph" style:parent-style-name="Standard" style:list-style-name="L5">
      <style:paragraph-properties fo:text-align="justify" style:justify-single-word="false"/>
      <style:text-properties fo:language="ro" fo:country="RO"/>
    </style:style>
    <style:style style:name="P14" style:family="paragraph" style:parent-style-name="Standard" style:list-style-name="L6">
      <style:paragraph-properties fo:text-align="justify" style:justify-single-word="false"/>
      <style:text-properties fo:language="ro" fo:country="RO"/>
    </style:style>
    <style:style style:name="P15" style:family="paragraph" style:parent-style-name="Standard" style:list-style-name="L7">
      <style:paragraph-properties fo:text-align="justify" style:justify-single-word="false"/>
      <style:text-properties fo:language="ro" fo:country="RO"/>
    </style:style>
    <style:style style:name="P16" style:family="paragraph" style:parent-style-name="Standard" style:list-style-name="L8">
      <style:paragraph-properties fo:text-align="justify" style:justify-single-word="false"/>
      <style:text-properties fo:language="ro" fo:country="RO"/>
    </style:style>
    <style:style style:name="P17" style:family="paragraph" style:parent-style-name="Standard" style:list-style-name="L9">
      <style:paragraph-properties fo:text-align="justify" style:justify-single-word="false"/>
      <style:text-properties fo:language="ro" fo:country="RO"/>
    </style:style>
    <style:style style:name="P18" style:family="paragraph" style:parent-style-name="Standard">
      <style:paragraph-properties fo:text-align="justify" style:justify-single-word="false"/>
      <style:text-properties fo:language="ro" fo:country="RO"/>
    </style:style>
    <style:style style:name="P19" style:family="paragraph" style:parent-style-name="Standard" style:list-style-name="L5">
      <style:paragraph-properties fo:text-align="justify" style:justify-single-word="false"/>
      <style:text-properties fo:language="ro" fo:country="RO" officeooo:rsid="000af7af" officeooo:paragraph-rsid="000af7af"/>
    </style:style>
    <style:style style:name="P20" style:family="paragraph" style:parent-style-name="Standard" style:list-style-name="L5">
      <style:paragraph-properties fo:text-align="justify" style:justify-single-word="false"/>
      <style:text-properties fo:language="ro" fo:country="RO" fo:font-style="italic" officeooo:rsid="000af7af" officeooo:paragraph-rsid="000af7af" style:font-style-asian="italic" style:font-style-complex="italic"/>
    </style:style>
    <style:style style:name="P21" style:family="paragraph" style:parent-style-name="Standard">
      <style:paragraph-properties fo:text-align="justify" style:justify-single-word="false"/>
      <style:text-properties fo:language="ro" fo:country="RO" fo:font-style="italic" officeooo:rsid="000af7af" officeooo:paragraph-rsid="000af7af" style:font-style-asian="italic" style:font-style-complex="italic"/>
    </style:style>
    <style:style style:name="P22" style:family="paragraph" style:parent-style-name="Standard" style:list-style-name="L2">
      <style:paragraph-properties fo:text-align="justify" style:justify-single-word="false"/>
    </style:style>
    <style:style style:name="P23" style:family="paragraph" style:parent-style-name="Standard" style:list-style-name="L3">
      <style:paragraph-properties fo:text-align="justify" style:justify-single-word="false"/>
    </style:style>
    <style:style style:name="P24" style:family="paragraph" style:parent-style-name="Standard" style:list-style-name="L3">
      <style:paragraph-properties fo:text-align="justify" style:justify-single-word="false"/>
      <style:text-properties officeooo:paragraph-rsid="000af7af"/>
    </style:style>
    <style:style style:name="P25" style:family="paragraph" style:parent-style-name="Standard" style:list-style-name="L4">
      <style:paragraph-properties fo:text-align="justify" style:justify-single-word="false"/>
    </style:style>
    <style:style style:name="P26" style:family="paragraph" style:parent-style-name="Standard" style:list-style-name="L4">
      <style:paragraph-properties fo:text-align="justify" style:justify-single-word="false"/>
      <style:text-properties officeooo:paragraph-rsid="000af7af"/>
    </style:style>
    <style:style style:name="P27" style:family="paragraph" style:parent-style-name="Standard" style:list-style-name="L5">
      <style:paragraph-properties fo:text-align="justify" style:justify-single-word="false"/>
    </style:style>
    <style:style style:name="P28" style:family="paragraph" style:parent-style-name="Standard" style:list-style-name="L7">
      <style:paragraph-properties fo:text-align="justify" style:justify-single-word="false"/>
    </style:style>
    <style:style style:name="T1" style:family="text">
      <style:text-properties fo:language="ro" fo:country="RO"/>
    </style:style>
    <style:style style:name="T2" style:family="text">
      <style:text-properties fo:language="ro" fo:country="RO" fo:font-style="italic" style:font-style-asian="italic" style:font-style-complex="italic"/>
    </style:style>
    <style:style style:name="T3" style:family="text">
      <style:text-properties fo:language="ro" fo:country="RO" fo:font-weight="bold" style:font-weight-asian="bold" style:font-weight-complex="bold"/>
    </style:style>
    <style:style style:name="T4" style:family="text">
      <style:text-properties fo:language="ro" fo:country="RO" officeooo:rsid="000af7af"/>
    </style:style>
    <style:style style:name="T5" style:family="text">
      <style:text-properties fo:font-weight="bold" style:font-weight-asian="bold" style:font-weight-complex="bol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 %1%." style:num-prefix="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 %3%)" style:num-prefix=" "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Universitatea POLITEHNICA din București</text:p>
      <text:p text:style-name="P1">Facultatea de Automatică și Calculatoare</text:p>
      <text:p text:style-name="P4"/>
      <text:p text:style-name="P4">Electronică digitală </text:p>
      <text:p text:style-name="P4"/>
      <text:p text:style-name="P4">Tema de casă </text:p>
      <text:p text:style-name="P2"/>
      <text:h text:style-name="P6" text:outline-level="1">Introducere</text:h>
      <text:p text:style-name="P3">Tema vizează următoarele competențe:</text:p>
      <text:list text:style-name="L1">
        <text:list-item>
          <text:p text:style-name="P10">extragerea datelor de interes din fișele tehnice ale circuitelor integrate digitale complexe</text:p>
        </text:list-item>
        <text:list-item>
          <text:p text:style-name="P10">analiza consumului circuitelor integrate digitale în diverse regimuri de funcționare</text:p>
        </text:list-item>
        <text:list-item>
          <text:p text:style-name="P10">elaborarea unei strategii simple de management energetic pentru un sistem digital</text:p>
        </text:list-item>
      </text:list>
      <text:p text:style-name="P3"/>
      <text:p text:style-name="P5"><text:span text:style-name="Default_20_Paragraph_20_Font"><text:span text:style-name="T1">Sistemul vizat citește temperatura mediului ambiant și o comunică periodic prin interfața </text:span></text:span><text:span text:style-name="Default_20_Paragraph_20_Font"><text:span text:style-name="T2">wireless,</text:span></text:span><text:span text:style-name="Default_20_Paragraph_20_Font"><text:span text:style-name="T1"> fiind alimentat dintr-un acumulator (baterie reîncărcabilă).</text:span></text:span></text:p>
      <text:p text:style-name="P3"/>
      <text:p text:style-name="P3">În acest sens se vor studia:</text:p>
      <text:list text:style-name="L2">
        <text:list-item>
          <text:p text:style-name="P22"><text:span text:style-name="Default_20_Paragraph_20_Font"><text:span text:style-name="T1">circuitul integrat ATmega324PB </text:span></text:span><text:span text:style-name="Default_20_Paragraph_20_Font"><text:span text:style-name="T4">sau ESP32, Raspberry PI PICO RP2040, STM32 sau orice alt microcontroller doriti</text:span></text:span></text:p>
        </text:list-item>
        <text:list-item>
          <text:p text:style-name="P22"><text:span text:style-name="Default_20_Paragraph_20_Font"><text:span text:style-name="T1">modulul </text:span></text:span>MRF24J40MA<text:span text:style-name="Default_20_Paragraph_20_Font"><text:span text:style-name="T1">, pentru comunicație </text:span></text:span><text:span text:style-name="Default_20_Paragraph_20_Font"><text:span text:style-name="T2">wireless</text:span></text:span></text:p>
        </text:list-item>
        <text:list-item>
          <text:p text:style-name="P8"><text:span text:style-name="Default_20_Paragraph_20_Font"><text:span text:style-name="T1">circuitul integrat Si7060, tip senzor de temperatură</text:span></text:span></text:p>
        </text:list-item>
        <text:list-item>
          <text:p text:style-name="P22"><text:span text:style-name="Default_20_Paragraph_20_Font"><text:span text:style-name="T1">caracteristicile tipice ale unui acumulator Li-Ion, spre exemplu </text:span></text:span>NCR18650A</text:p>
        </text:list-item>
      </text:list>
      <text:p text:style-name="P3"/>
      <text:h text:style-name="Heading_20_1" text:outline-level="1">Cerințe</text:h>
      <text:list text:style-name="L3">
        <text:list-item>
          <text:p text:style-name="P23"><text:span text:style-name="Default_20_Paragraph_20_Font"><text:span text:style-name="T1">Analizați domeniile tensiunilor de </text:span></text:span><text:span text:style-name="Default_20_Paragraph_20_Font"><text:span text:style-name="T3">alimentare</text:span></text:span><text:span text:style-name="Default_20_Paragraph_20_Font"><text:span text:style-name="T1"> ale pieselor propuse. Pot ele fi alimentate direct din acumulator? Este oportună introducerea unui stabilizator de tensiune (</text:span></text:span><text:span text:style-name="Default_20_Paragraph_20_Font"><text:span text:style-name="T2">LDO regulator</text:span></text:span><text:span text:style-name="Default_20_Paragraph_20_Font"><text:span text:style-name="T1">)? Ce caracteristici trebuie să aibă acesta? (2p)</text:span></text:span></text:p>
          <text:p text:style-name="P24"><text:span text:style-name="Default_20_Paragraph_20_Font"><text:span text:style-name="T4">hint: sub forma de tabel: Ualim min și max, I alim min și max, Uacum max, Uacum min</text:span></text:span></text:p>
          <text:p text:style-name="P24"><text:span text:style-name="Default_20_Paragraph_20_Font"><text:span text:style-name="T4"/></text:span></text:p>
        </text:list-item>
        <text:list-item>
          <text:p text:style-name="P11">Care este frecvența maximă la care poate funcționa microcontrolerul, în condițiile de alimentare stabilite?(1p)</text:p>
          <text:p text:style-name="P11"/>
        </text:list-item>
        <text:list-item>
          <text:p text:style-name="P11">Care este curentul tipic consumat de componente, în condițiile de alimentare stabilite? Se vor avea în vedere stările de funcționare:</text:p>
        </text:list-item>
      </text:list>
      <text:list text:style-name="L4">
        <text:list-item>
          <text:list>
            <text:list-item>
              <text:p text:style-name="P12">în stare activă (0.5p)</text:p>
            </text:list-item>
            <text:list-item>
              <text:p text:style-name="P25"><text:span text:style-name="Default_20_Paragraph_20_Font"><text:span text:style-name="T1">în stare de așteptare (</text:span></text:span><text:span text:style-name="Default_20_Paragraph_20_Font"><text:span text:style-name="T2">sleep</text:span></text:span><text:span text:style-name="Default_20_Paragraph_20_Font"><text:span text:style-name="T1">) (0.5p)</text:span></text:span></text:p>
              <text:p text:style-name="P26"><text:span text:style-name="Default_20_Paragraph_20_Font"><text:span text:style-name="T4">hint: tabel consum în stare de așteptare și stare activa</text:span></text:span></text:p>
              <text:p text:style-name="P26"><text:span text:style-name="Default_20_Paragraph_20_Font"><text:span text:style-name="T4"/></text:span></text:p>
            </text:list-item>
          </text:list>
        </text:list-item>
      </text:list>
      <text:list text:style-name="L5">
        <text:list-item>
          <text:p text:style-name="P13">Imaginați un scenariu tipic de funcționare (citirea periodică a temperaturii din mediu). Estimați timpul minim cât fiecare componentă trebuie să stea în stare activă pentru a realiza o citire, respectiv o transmitere a valorii citite.(2p)</text:p>
          <text:p text:style-name="P19"/>
          <text:p text:style-name="P19">hint: voi trebuie sa propuneti algoritmul <text:s/>(pseudocod)</text:p>
          <text:p text:style-name="P20">inițializare</text:p>
          <text:p text:style-name="P20">conectare la wifi</text:p>
          <text:p text:style-name="P20">while(1){</text:p>
          <text:p text:style-name="P20">{citește senzor (pres ca durează 2sec).</text:p>
          <text:p text:style-name="P20"><text:soft-page-break/>Stocheaza valoare</text:p>
        </text:list-item>
      </text:list>
      <text:p text:style-name="P21"><text:tab/>sleep (30 min)</text:p>
      <text:list text:continue-numbering="true" text:style-name="L5">
        <text:list-header>
          <text:p text:style-name="P20">}<text:span text:style-name="T5"> pana când s-au acumulat suficiente valori //de exemplu au trecut 12 ore</text:span></text:p>
          <text:p text:style-name="P20">trimite valori (presupunem ca durează 10 sec)</text:p>
          <text:p text:style-name="P20">}</text:p>
          <text:p text:style-name="P20"/>
        </text:list-header>
        <text:list-item>
          <text:p text:style-name="P13">Descrieți pe scurt o strategie rezonabilă de management energetic (stările energetice ale componentelor și duratele acestora). Considerați o perioadă de eșantionare de 10 secunde. Estimați consumul mediu în această situație. (2p)</text:p>
        </text:list-item>
      </text:list>
      <text:p text:style-name="P3"/>
      <text:list text:continue-numbering="true" text:style-name="L5">
        <text:list-item>
          <text:p text:style-name="P27"><text:span text:style-name="Default_20_Paragraph_20_Font"><text:span text:style-name="T1">Estimați durata de funcționare a sistemului (până când va trebui reîncărcat acumulatorul), considerându-l alimentat de la o celulă Li-Ion cu capacitate de 3 Ah. Poate aceasta fi extinsă semnificativ utilizând un stabilizator în comutație în locul unuia tip </text:span></text:span><text:span text:style-name="Default_20_Paragraph_20_Font"><text:span text:style-name="T2">LDO</text:span></text:span><text:span text:style-name="Default_20_Paragraph_20_Font"><text:span text:style-name="T1">? Dar dacă utilizăm o baterie cu Li primară (</text:span></text:span><text:span text:style-name="Default_20_Paragraph_20_Font"><text:span text:style-name="T2">non-rechargeable</text:span></text:span><text:span text:style-name="Default_20_Paragraph_20_Font"><text:span text:style-name="T1">)? (2p)</text:span></text:span></text:p>
        </text:list-item>
      </text:list>
      <text:p text:style-name="P3"/>
      <text:p text:style-name="P3"/>
      <text:h text:style-name="P7" text:outline-level="1">Precizări</text:h>
      <text:p text:style-name="P3">Documentația tehnică a circuitelor integrate complexe este foarte voluminoasă. Tema vizează extragerea unor informații punctuale, nu parcurgerea integrală a documentației.</text:p>
      <text:p text:style-name="P3">Tema nu impune calcule ultra-precise, ci estimări. Nu se așteaptă o analiză aprofundată a funcționării sistemului, ci estimări rezonabile privind:</text:p>
      <text:list text:style-name="L6">
        <text:list-item>
          <text:p text:style-name="P14">durata citirii temperaturii de la senzor</text:p>
        </text:list-item>
        <text:list-item>
          <text:p text:style-name="P14">durata transmiterii datelor citite.</text:p>
        </text:list-item>
      </text:list>
      <text:p text:style-name="P5"><text:span text:style-name="Default_20_Paragraph_20_Font"><text:span text:style-name="T1">În mod particular acestea trebuie să includă duratele necesare inițializării componentelor când acestea trec din starea de </text:span></text:span><text:span text:style-name="Default_20_Paragraph_20_Font"><text:span text:style-name="T2">sleep </text:span></text:span><text:span text:style-name="Default_20_Paragraph_20_Font"><text:span text:style-name="T1">în starea activă, dacă nu sunt neglijabile.</text:span></text:span></text:p>
      <text:p text:style-name="P3"/>
      <text:p text:style-name="P3">Veți avea în vedere următoarele aspecte importante:</text:p>
      <text:list text:style-name="L7">
        <text:list-item>
          <text:p text:style-name="P15">când este proaspăt încărcat, tensiunea acumulatorului este semnificativ mai mare decât tensiunea sa nominală.</text:p>
        </text:list-item>
        <text:list-item>
          <text:p text:style-name="P15">tensiunea acumulatorului scade pe măsură ce acesta se descarcă. Sistemul trebuie să poată utiliza un procent rezonabil din energia disponibilă în acumulator.</text:p>
        </text:list-item>
        <text:list-item>
          <text:p text:style-name="P28"><text:span text:style-name="Default_20_Paragraph_20_Font"><text:span text:style-name="T1">stabilizatoarele de tensiune, fie ele lineare (LDO) sau în comutație, prezintă un consum propriu, așa-numitul </text:span></text:span><text:span text:style-name="Default_20_Paragraph_20_Font"><text:span text:style-name="T2">quiescent current,</text:span></text:span><text:span text:style-name="Default_20_Paragraph_20_Font"><text:span text:style-name="T1"> care trebuie luat în considerare în calcule.</text:span></text:span></text:p>
        </text:list-item>
        <text:list-item>
          <text:p text:style-name="P28"><text:span text:style-name="Default_20_Paragraph_20_Font"><text:span text:style-name="T1">în practică acumulatoarele au un curent de descărcare intern (</text:span></text:span><text:span text:style-name="Default_20_Paragraph_20_Font"><text:span text:style-name="T2">self-discharge</text:span></text:span><text:span text:style-name="Default_20_Paragraph_20_Font"><text:span text:style-name="T1">) care va limita timpul maxim teoretic de funcționare între încărcări. Bateriile primare (ce nu pot fi reîncărcate) au în general performanțe mai bune în acest sens. Încercați să obțineți valori estimative pentru acești parametri </text:span></text:span><text:span text:style-name="Default_20_Paragraph_20_Font"><text:span text:style-name="T3">din alte surse</text:span></text:span><text:span text:style-name="Default_20_Paragraph_20_Font"><text:span text:style-name="T1"> dacă nu le găsiți în datasheet.</text:span></text:span></text:p>
        </text:list-item>
      </text:list>
      <text:p text:style-name="P3"/>
      <text:p text:style-name="P5"><text:span text:style-name="Default_20_Paragraph_20_Font"><text:span text:style-name="T1">Tema constă într-un </text:span></text:span><text:span text:style-name="Default_20_Paragraph_20_Font"><text:span text:style-name="T3">referat</text:span></text:span><text:span text:style-name="Default_20_Paragraph_20_Font"><text:span text:style-name="T1"> sub forma unui fișier </text:span></text:span><text:span text:style-name="Default_20_Paragraph_20_Font"><text:span text:style-name="T3">în format pdf</text:span></text:span><text:span text:style-name="Default_20_Paragraph_20_Font"><text:span text:style-name="T1"> ce va fi încărcat pe platformă. Fișierul va fi denumit după modelul: </text:span></text:span><text:span text:style-name="Default_20_Paragraph_20_Font"><text:span text:style-name="T3">GrupaSerie_Nume_Prenume_ED_T2.pdf</text:span></text:span><text:span text:style-name="Default_20_Paragraph_20_Font"><text:span text:style-name="T1"> .</text:span></text:span></text:p>
      <text:p text:style-name="P3">exemplu: 323CA_Cutarescu_Cutare_ED_T2.pdf</text:p>
      <text:p text:style-name="P3"/>
      <text:p text:style-name="P3">Referatul va conține:</text:p>
      <text:list text:style-name="L8">
        <text:list-item>
          <text:p text:style-name="P16">sumarul datelor relevante extrase din documentația componentelor precizate, din documentația găsită pentru alte componente (LDO-uri, baterii etc.) sau din alte surse</text:p>
        </text:list-item>
        <text:list-item>
          <text:p text:style-name="P16">ipotezele folosite când nu sunt disponibile date precise</text:p>
        </text:list-item>
        <text:list-item>
          <text:p text:style-name="P16">justificări și explicații (pe scurt)</text:p>
        </text:list-item>
        <text:list-item>
          <text:p text:style-name="P16">calcule și rezultate</text:p>
        </text:list-item>
      </text:list>
      <text:p text:style-name="P3"/>
      <text:p text:style-name="P5"><text:span text:style-name="Default_20_Paragraph_20_Font"><text:span text:style-name="T1">Referatul </text:span></text:span><text:span text:style-name="Default_20_Paragraph_20_Font"><text:span text:style-name="T3">nu </text:span></text:span><text:span text:style-name="Default_20_Paragraph_20_Font"><text:span text:style-name="T1">va conține:</text:span></text:span></text:p>
      <text:list text:style-name="L9">
        <text:list-item>
          <text:p text:style-name="P17">date irelevante</text:p>
        </text:list-item>
        <text:list-item>
          <text:p text:style-name="P17">conținut preluat în bloc din datasheet sau din altă sursă (poze la tabele din datasheet etc.)</text:p>
        </text:list-item>
      </text:list>
      <text:p text:style-name="P3"/>
      <text:p text:style-name="P5"><text:span text:style-name="Default_20_Paragraph_20_Font"><text:span text:style-name="T1">Dimensiune orientativă: 2-3 pagini.</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style:font-face style:name="StarSymbol" svg:font-family="Star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meta:initial-creator>Razvan T</meta:initial-creator>
    <meta:creation-date>2021-04-29T07:45:00Z</meta:creation-date>
    <dc:date>2024-04-29T16:04:54.629000000</dc:date>
    <meta:editing-cycles>8</meta:editing-cycles>
    <meta:editing-duration>PT1H39M51S</meta:editing-duration>
    <meta:document-statistic meta:table-count="0" meta:image-count="0" meta:object-count="0" meta:page-count="3" meta:paragraph-count="59" meta:word-count="694" meta:character-count="4773" meta:non-whitespace-character-count="4159"/>
    <meta:template xlink:type="simple" xlink:actuate="onRequest" xlink:title="" xlink:href="Normal.dotm"/>
  </office:meta>
</office:document-meta>
</file>